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349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fill-color="#cccccc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cccccc" draw:textarea-vertical-align="middle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cccccc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svg:stroke-color="#000000" draw:fill="none" draw:fill-color="#ffffff" fo:min-height="1.01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5.334cm" svg:x="0.254cm" svg:y="10.414cm">
          <text:p text:style-name="P1"><text:span text:style-name="T1">PostgreSQL</text:span></text:p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2" xml:id="id6" draw:id="id6" draw:layer="layout" svg:width="3.429cm" svg:height="4.953cm" svg:x="5.588cm" svg:y="10.861cm">
          <text:p text:style-name="P1"><text:span text:style-name="T1">Compute </text:span></text:p>
          <text:p text:style-name="P1"><text:span text:style-name="T1">archive median </text:span></text:p>
          <text:p text:style-name="P1"><text:span text:style-name="T1">per plug per </text:span></text:p>
          <text:p text:style-name="P1"><text:span text:style-name="T1">time slice</text:span></text:p>
        </draw:rect>
        <draw:rect draw:style-name="gr2" draw:text-style-name="P2" xml:id="id10" draw:id="id10" draw:layer="layout" svg:width="4.699cm" svg:height="1.623cm" svg:x="4.826cm" svg:y="3.81cm">
          <text:p text:style-name="P1"><text:span text:style-name="T1"/></text:p>
          <text:p text:style-name="P1"><text:span text:style-name="T1">Compute current average </text:span></text:p>
          <text:p text:style-name="P1"><text:span text:style-name="T1">load per house</text:span></text:p>
        </draw:rect>
        <draw:rect draw:style-name="gr2" draw:text-style-name="P2" xml:id="id5" draw:id="id5" draw:layer="layout" svg:width="4.699cm" svg:height="1.778cm" svg:x="4.699cm" svg:y="5.842cm">
          <text:p text:style-name="P1"><text:span text:style-name="T2">Bolt-4</text:span></text:p>
          <text:p text:style-name="P1"><text:span text:style-name="T1">Compute current average </text:span></text:p>
          <text:p text:style-name="P1"><text:span text:style-name="T1">load per plug</text:span></text:p>
        </draw:rect>
        <draw:rect draw:style-name="gr2" draw:text-style-name="P2" xml:id="id2" draw:id="id2" draw:layer="layout" svg:width="3.429cm" svg:height="4.953cm" svg:x="15.089cm" svg:y="10.866cm">
          <text:p text:style-name="P1"><text:span text:style-name="T1"/></text:p>
          <text:p text:style-name="P1"><text:span text:style-name="T1">Compute </text:span></text:p>
          <text:p text:style-name="P1"><text:span text:style-name="T1">archive median </text:span></text:p>
          <text:p text:style-name="P1"><text:span text:style-name="T1">per house by </text:span></text:p>
          <text:p text:style-name="P1"><text:span text:style-name="T1">computing the </text:span></text:p>
          <text:p text:style-name="P1"><text:span text:style-name="T1">weighted </text:span></text:p>
          <text:p text:style-name="P1"><text:span text:style-name="T1">average </text:span></text:p>
          <text:p text:style-name="P1"><text:span text:style-name="T1">load the of </text:span></text:p>
          <text:p text:style-name="P1"><text:span text:style-name="T1">plugs per house </text:span></text:p>
        </draw:rect>
        <draw:frame draw:style-name="gr3" draw:text-style-name="P2" draw:layer="layout" svg:width="2.794cm" svg:height="1.397cm" svg:x="11.43cm" svg:y="1.397cm">
          <draw:text-box>
            <text:p text:style-name="P1"><text:span text:style-name="T1">Predicted load for plug</text:span></text:p>
          </draw:text-box>
        </draw:frame>
        <draw:frame draw:style-name="gr4" draw:text-style-name="P2" draw:layer="layout" svg:width="3.048cm" svg:height="1.123cm" svg:x="15.367cm" svg:y="1.29cm">
          <draw:text-box>
            <text:p text:style-name="P1"><text:span text:style-name="T1">Predicted load for house</text:span></text:p>
          </draw:text-box>
        </draw:frame>
        <draw:connector draw:style-name="gr5" draw:text-style-name="P1" draw:layer="layout" draw:line-skew="1.575cm" svg:x1="1.715cm" svg:y1="15.748cm" svg:x2="16.803cm" svg:y2="15.819cm" draw:start-shape="id1" draw:start-glue-point="7" draw:end-shape="id2" draw:end-glue-point="2" svg:d="m1715 15748v2159h15088v-2088">
          <text:p/>
        </draw:connector>
        <draw:frame draw:style-name="gr6" draw:text-style-name="P2" draw:layer="layout" svg:width="14.986cm" svg:height="1.559cm" svg:x="1.905cm" svg:y="16.243cm">
          <draw:text-box>
            <text:p text:style-name="P1"><text:span text:style-name="T1">Punctuation after every <text:s/>database load per time-slice to enable the aggregate operator to emit the weighted load average per house from the average load values per plug.</text:span></text:p>
          </draw:text-box>
        </draw:frame>
        <draw:connector draw:style-name="gr7" draw:text-style-name="P1" draw:layer="layout" svg:x1="9.041cm" svg:y1="14.346cm" svg:x2="15.113cm" svg:y2="14.351cm" svg:d="m9041 14346h3036v5h3036">
          <text:p/>
        </draw:connector>
        <draw:connector draw:style-name="gr7" draw:text-style-name="P1" draw:layer="layout" svg:x1="9.041cm" svg:y1="15.099cm" svg:x2="15.113cm" svg:y2="15.104cm" svg:d="m9041 15099h3036v5h3036">
          <text:p/>
        </draw:connector>
        <draw:connector draw:style-name="gr7" draw:text-style-name="P1" draw:layer="layout" svg:x1="8.994cm" svg:y1="11.752cm" svg:x2="15.066cm" svg:y2="11.757cm" svg:d="m8994 11752h3036v5h3036">
          <text:p/>
        </draw:connector>
        <draw:connector draw:style-name="gr7" draw:text-style-name="P1" draw:layer="layout" svg:x1="9.017cm" svg:y1="12.568cm" svg:x2="15.089cm" svg:y2="12.573cm" svg:d="m9017 12568h3036v5h3036">
          <text:p/>
        </draw:connector>
        <draw:connector draw:style-name="gr7" draw:text-style-name="P1" draw:layer="layout" svg:x1="9.017cm" svg:y1="13.462cm" svg:x2="15.089cm" svg:y2="13.467cm" svg:d="m9017 13462h3036v5h3036">
          <text:p/>
        </draw:connector>
        <draw:connector draw:style-name="gr8" draw:text-style-name="P1" draw:layer="layout" svg:x1="3.937cm" svg:y1="0.952cm" svg:x2="1.714cm" svg:y2="10.414cm" draw:start-shape="id3" draw:start-glue-point="3" draw:end-shape="id1" svg:d="m3937 952h-2223v9462">
          <text:p/>
        </draw:connector>
        <draw:rect draw:style-name="gr9" draw:text-style-name="P2" xml:id="id9" draw:id="id9" draw:layer="layout" svg:width="4.78cm" svg:height="1.778cm" svg:x="10.841cm" svg:y="5.842cm">
          <text:p text:style-name="P1"><text:span text:style-name="T2">Bolt-5</text:span></text:p>
          <text:p text:style-name="P1"><text:span text:style-name="T1">Look up archive values </text:span></text:p>
          <text:p text:style-name="P1"><text:span text:style-name="T1">for the prediction time </text:span></text:p>
          <text:p text:style-name="P1"><text:span text:style-name="T1">slice per plug</text:span></text:p>
        </draw:rect>
        <draw:rect draw:style-name="gr9" draw:text-style-name="P2" xml:id="id8" draw:id="id8" draw:layer="layout" svg:width="4.826cm" svg:height="1.905cm" svg:x="14.224cm" svg:y="3.669cm">
          <text:p text:style-name="P1"><text:span text:style-name="T2">Bolt-6</text:span></text:p>
          <text:p text:style-name="P1"><text:span text:style-name="T1">Look up archive values</text:span></text:p>
          <text:p text:style-name="P1"><text:span text:style-name="T1"><text:s/></text:span><text:span text:style-name="T1">for the prediction time </text:span></text:p>
          <text:p text:style-name="P1"><text:span text:style-name="T1">slice per house</text:span></text:p>
        </draw:rect>
        <draw:ellipse draw:style-name="gr10" draw:text-style-name="P1" xml:id="id3" draw:id="id3" draw:layer="layout" svg:width="5.461cm" svg:height="1.143cm" svg:x="3.937cm" svg:y="0.381cm">
          <text:p text:style-name="P1"><text:span text:style-name="T1">Live data stream</text:span></text:p>
        </draw:ellipse>
        <draw:frame draw:style-name="gr11" draw:text-style-name="P3" draw:layer="layout" svg:width="1.778cm" svg:height="0.885cm" svg:x="6.477cm" svg:y="11.303cm">
          <draw:text-box>
            <text:p text:style-name="P1"><text:span text:style-name="T2">Bolt-1 </text:span></text:p>
          </draw:text-box>
        </draw:frame>
        <draw:frame draw:style-name="gr11" draw:text-style-name="P2" draw:layer="layout" svg:width="1.778cm" svg:height="0.885cm" svg:x="15.875cm" svg:y="11.049cm">
          <draw:text-box>
            <text:p text:style-name="P1"><text:span text:style-name="T2">Bolt-2</text:span><text:span text:style-name="T1"> </text:span></text:p>
          </draw:text-box>
        </draw:frame>
        <draw:frame draw:style-name="gr12" draw:text-style-name="P3" draw:layer="layout" svg:width="1.778cm" svg:height="1.267cm" svg:x="6.223cm" svg:y="3.747cm">
          <draw:text-box>
            <text:p text:style-name="P1"><text:span text:style-name="T2">Bolt-3 </text:span></text:p>
          </draw:text-box>
        </draw:frame>
        <draw:line draw:style-name="gr8" draw:text-style-name="P1" draw:layer="layout" svg:x1="3.175cm" svg:y1="11.697cm" svg:x2="5.588cm" svg:y2="11.697cm">
          <text:p/>
        </draw:line>
        <draw:line draw:style-name="gr8" draw:text-style-name="P1" draw:layer="layout" svg:x1="3.175cm" svg:y1="12.459cm" svg:x2="5.588cm" svg:y2="12.459cm">
          <text:p/>
        </draw:line>
        <draw:line draw:style-name="gr8" draw:text-style-name="P1" draw:layer="layout" svg:x1="3.175cm" svg:y1="13.348cm" svg:x2="5.588cm" svg:y2="13.348cm">
          <text:p/>
        </draw:line>
        <draw:line draw:style-name="gr8" draw:text-style-name="P1" draw:layer="layout" svg:x1="3.175cm" svg:y1="14.11cm" svg:x2="5.588cm" svg:y2="14.11cm">
          <text:p/>
        </draw:line>
        <draw:line draw:style-name="gr8" draw:text-style-name="P1" draw:layer="layout" svg:x1="3.159cm" svg:y1="14.918cm" svg:x2="5.572cm" svg:y2="14.918cm">
          <text:p/>
        </draw:line>
        <draw:ellipse draw:style-name="gr10" draw:text-style-name="P1" xml:id="id4" draw:id="id4" draw:layer="layout" svg:width="2.413cm" svg:height="2.032cm" svg:x="2.159cm" svg:y="1.791cm">
          <text:p text:style-name="P1"><text:span text:style-name="T1">Filter by </text:span></text:p>
          <text:p text:style-name="P1"><text:span text:style-name="T1">load </text:span></text:p>
          <text:p text:style-name="P1"><text:span text:style-name="T1">property</text:span></text:p>
        </draw:ellipse>
        <draw:connector draw:style-name="gr8" draw:text-style-name="P1" draw:layer="layout" svg:x1="6.667cm" svg:y1="1.524cm" svg:x2="4.572cm" svg:y2="2.807cm" draw:start-shape="id3" draw:start-glue-point="2" draw:end-shape="id4" draw:end-glue-point="1" svg:d="m6667 1524v1283h-2095">
          <text:p/>
        </draw:connector>
        <draw:connector draw:style-name="gr8" draw:text-style-name="P1" draw:layer="layout" svg:x1="3.365cm" svg:y1="3.823cm" svg:x2="4.699cm" svg:y2="6.731cm" draw:start-shape="id4" draw:start-glue-point="2" draw:end-shape="id5" draw:end-glue-point="3" svg:d="m3365 3823v2908h1334">
          <text:p/>
        </draw:connector>
        <draw:line draw:style-name="gr8" draw:text-style-name="P1" draw:layer="layout" svg:x1="3.354cm" svg:y1="4.687cm" svg:x2="4.878cm" svg:y2="4.687cm">
          <text:p/>
        </draw:line>
        <draw:custom-shape draw:style-name="gr13" draw:text-style-name="P1" xml:id="id7" draw:id="id7" draw:layer="layout" svg:width="5.842cm" svg:height="1.524cm" svg:x="10.033cm" svg:y="8.636cm">
          <text:p text:style-name="P1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svg:x1="7.302cm" svg:y1="10.861cm" svg:x2="10.033cm" svg:y2="9.398cm" draw:start-shape="id6" draw:start-glue-point="0" draw:end-shape="id7" draw:end-glue-point="6" svg:d="m7302 10861v-1463h2731">
          <text:p/>
        </draw:connector>
        <draw:connector draw:style-name="gr8" draw:text-style-name="P1" draw:layer="layout" svg:x1="16.803cm" svg:y1="10.866cm" svg:x2="15.875cm" svg:y2="9.398cm" draw:start-shape="id2" draw:start-glue-point="0" draw:end-shape="id7" svg:d="m16803 10866v-1468h-928">
          <text:p/>
        </draw:connector>
        <draw:connector draw:style-name="gr8" draw:text-style-name="P1" draw:layer="layout" draw:line-skew="0.904cm" svg:x1="12.954cm" svg:y1="8.636cm" svg:x2="16.637cm" svg:y2="5.574cm" draw:start-shape="id7" draw:start-glue-point="5" draw:end-shape="id8" draw:end-glue-point="2" svg:d="m12954 8636v-635h3683v-2427">
          <text:p/>
        </draw:connector>
        <draw:line draw:style-name="gr14" draw:text-style-name="P1" draw:layer="layout" svg:x1="11.684cm" svg:y1="8.636cm" svg:x2="11.684cm" svg:y2="7.493cm">
          <text:p/>
        </draw:line>
        <draw:connector draw:style-name="gr8" draw:text-style-name="P1" draw:layer="layout" svg:x1="9.398cm" svg:y1="6.731cm" svg:x2="10.841cm" svg:y2="6.731cm" draw:start-shape="id5" draw:start-glue-point="1" draw:end-shape="id9" draw:end-glue-point="3" svg:d="m9398 6731h1443">
          <text:p/>
        </draw:connector>
        <draw:line draw:style-name="gr15" draw:text-style-name="P1" draw:layer="layout" svg:x1="12.827cm" svg:y1="5.842cm" svg:x2="12.827cm" svg:y2="2.413cm">
          <text:p/>
        </draw:line>
        <draw:line draw:style-name="gr15" draw:text-style-name="P1" draw:layer="layout" svg:x1="16.891cm" svg:y1="3.683cm" svg:x2="16.891cm" svg:y2="2.286cm">
          <text:p/>
        </draw:line>
        <draw:connector draw:style-name="gr8" draw:text-style-name="P1" draw:layer="layout" svg:x1="9.525cm" svg:y1="4.621cm" svg:x2="14.224cm" svg:y2="4.621cm" draw:start-shape="id10" draw:start-glue-point="1" draw:end-shape="id8" draw:end-glue-point="3" svg:d="m9525 4621h4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304cm" fo:page-height="18.1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4-02-27T19:00:41.81</meta:creation-date>
    <dc:date>2014-05-23T10:24:26.36</dc:date>
    <dc:creator>Abhinav Sunderrajan</dc:creator>
    <meta:editing-duration>PT4H51M1S</meta:editing-duration>
    <meta:editing-cycles>102</meta:editing-cycles>
    <meta:generator>OpenOffice/4.0.0$Win32 OpenOffice.org_project/400m3$Build-9702</meta:generator>
    <meta:document-statistic meta:object-count="39"/>
  </office:meta>
</office:document-meta>
</file>